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15cm" fo:min-width="5.2cm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12cm"/>
    </style:style>
    <style:style style:name="P1" style:family="paragraph">
      <loext:graphic-properties draw:fill="solid" draw:fill-color="#ffffff"/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w Cen MT" fo:font-size="12pt" style:font-size-asian="12pt" style:font-size-complex="12pt"/>
    </style:style>
    <style:style style:name="P5" style:family="paragraph">
      <loext:graphic-properties draw:fill="solid" draw:fill-color="#d1d3d4"/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5.4cm" svg:x="2.6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17cm" svg:height="1.741cm" svg:x="2.9cm" svg:y="9.159cm">
          <draw:text-box>
            <text:p text:style-name="P2"><text:span text:style-name="T1">xCORE device</text:span></text:p>
          </draw:text-box>
        </draw:frame>
        <draw:line draw:style-name="gr3" draw:text-style-name="P3" draw:layer="layout" svg:x1="8cm" svg:y1="8.3cm" svg:x2="11.4cm" svg:y2="8.3cm">
          <text:p/>
        </draw:line>
        <draw:frame draw:style-name="gr4" draw:text-style-name="P4" draw:layer="layout" svg:width="2.703cm" svg:height="0.747cm" svg:x="10.339cm" svg:y="7.683cm">
          <draw:text-box>
            <text:p><text:span text:style-name="T2">PIXEL_CLK</text:span></text:p>
          </draw:text-box>
        </draw:frame>
        <draw:custom-shape draw:style-name="gr5" draw:text-style-name="P5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9.2cm" svg:x2="11.4cm" svg:y2="9.2cm">
          <text:p/>
        </draw:line>
        <draw:frame draw:style-name="gr6" draw:text-style-name="P4" draw:layer="layout" svg:width="2.424cm" svg:height="0.747cm" svg:x="10.339cm" svg:y="8.583cm">
          <draw:text-box>
            <text:p><text:span text:style-name="T2">RGB[0:n]</text:span></text:p>
          </draw:text-box>
        </draw:frame>
        <draw:custom-shape draw:style-name="gr5" draw:text-style-name="P5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0.1cm" svg:x2="11.4cm" svg:y2="10.1cm">
          <text:p/>
        </draw:line>
        <draw:frame draw:style-name="gr6" draw:text-style-name="P4" draw:layer="layout" svg:width="3.791cm" svg:height="0.747cm" svg:x="10.339cm" svg:y="9.483cm">
          <draw:text-box>
            <text:p><text:span text:style-name="T2">DATA_ENABLED</text:span></text:p>
          </draw:text-box>
        </draw:frame>
        <draw:custom-shape draw:style-name="gr5" draw:text-style-name="P5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1cm" svg:x2="11.4cm" svg:y2="11cm">
          <text:p/>
        </draw:line>
        <draw:frame draw:style-name="gr7" draw:text-style-name="P4" draw:layer="layout" svg:width="2.17cm" svg:height="0.747cm" svg:x="10.4cm" svg:y="10.353cm">
          <draw:text-box>
            <text:p><text:span text:style-name="T2">H_SYNC</text:span></text:p>
          </draw:text-box>
        </draw:frame>
        <draw:custom-shape draw:style-name="gr5" draw:text-style-name="P5" draw:layer="layout" svg:width="0.8cm" svg:height="0.799cm" svg:x="7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861cm" svg:y1="11.847cm" svg:x2="11.261cm" svg:y2="11.847cm">
          <text:p/>
        </draw:line>
        <draw:frame draw:style-name="gr8" draw:text-style-name="P4" draw:layer="layout" svg:width="2.14cm" svg:height="0.747cm" svg:x="10.4cm" svg:y="11.2cm">
          <draw:text-box>
            <text:p><text:span text:style-name="T2">V_SYNC</text:span></text:p>
          </draw:text-box>
        </draw:frame>
        <draw:custom-shape draw:style-name="gr5" draw:text-style-name="P5" draw:layer="layout" svg:width="0.8cm" svg:height="0.799cm" svg:x="7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4T11:25:03.912980018</dc:date>
    <dc:creator>Andrew </dc:creator>
    <meta:generator>LibreOfficeDev/4.4.0.0.beta1$Linux_X86_64 LibreOffice_project/9af3d21234aa89dac653c0bd76648188cdeb683e</meta:generator>
    <meta:editing-duration>PT2M3S</meta:editing-duration>
    <meta:editing-cycles>3</meta:editing-cycles>
    <meta:document-statistic meta:object-count="17"/>
  </office:meta>
</office:document-meta>
</file>